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0280a7" officeooo:paragraph-rsid="000280a7"/>
    </style:style>
    <style:style style:name="P2" style:family="paragraph" style:parent-style-name="Standard">
      <style:paragraph-properties fo:line-height="200%" fo:text-align="start" style:justify-single-word="false"/>
      <style:text-properties officeooo:rsid="000280a7" officeooo:paragraph-rsid="000280a7"/>
    </style:style>
    <style:style style:name="P3" style:family="paragraph" style:parent-style-name="Header">
      <style:paragraph-properties fo:text-align="end" style:justify-single-word="false"/>
      <style:text-properties officeooo:rsid="000280a7" officeooo:paragraph-rsid="000280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lective Commentary for Benchmarks</text:p>
      <text:p text:style-name="P2"><text:tab/>The task of implementing an additional benchmark required that first I added another command line argument which was done by declaring another String variable named whichType and setting it equal to args[2]. <text:s/>This means that it will be the second String variable entered in the command line. <text:s/>The user would be able to <text:s/>enter “int” “long” or “both” to choose which type they would like to run an experiment for. <text:s/>The only other task I had to accomplish was nesting two additional if statements inside each of the two existing if statements, then setting a condition for them. <text:s/></text:p>
      <text:p text:style-name="P1"/>
      <text:p text:style-name="P1">Reflective Commentary for Experiment</text:p>
      <text:p text:style-name="P2"><text:tab/>The experiment was challenging in that there were many numbers and calculations to perform. <text:s/>Deciding which numbers would allow me to make the most accurate conclusions was an important decision. <text:s/>I wanted to use numbers small enough to demonstrate how the functions are all comparable when calculating a small Fibonacci value. <text:s/>I also knew I wanted to have timing results for the Fibonacci value where the int type caused an inaccurate result to return. <text:s/>After I found the value at which the algorithm for int types broke, which was 47, I then chose numbers equally distributed in order to display the increase in time it would take the recursive algorithms to ru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280a7" officeooo:paragraph-rsid="000280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uillau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5:29:05.595905857</meta:creation-date>
    <meta:generator>LibreOffice/4.2.7.2$Linux_X86_64 LibreOffice_project/420m0$Build-2</meta:generator>
    <dc:date>2015-02-19T15:43:35.801706931</dc:date>
    <meta:editing-duration>P0D</meta:editing-duration>
    <meta:editing-cycles>1</meta:editing-cycles>
    <meta:document-statistic meta:table-count="0" meta:image-count="0" meta:object-count="0" meta:page-count="1" meta:paragraph-count="5" meta:word-count="219" meta:character-count="1327" meta:non-whitespace-character-count="1100"/>
  </office:meta>
</office:document-meta>
</file>